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e12f2" officeooo:paragraph-rsid="000e12f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71331849755476154" text:style-name="L1">
        <text:list-item>
          <text:p text:style-name="P1">Message is parsed into N 512-bit blocks</text:p>
        </text:list-item>
        <text:list-item>
          <text:p text:style-name="P1">Inital hash values are set H^(0): the first 32 bits of the fractional parts of the square roots of the first eight primes</text:p>
        </text:list-item>
        <text:list-item>
          <text:p text:style-name="P1">For each message block:</text:p>
          <text:list>
            <text:list-item>
              <text:p text:style-name="P1">initialize eight variables a...h</text:p>
            </text:list-item>
            <text:list-item>
              <text:p text:style-name="P1">for t=0..63</text:p>
              <text:list>
                <text:list-item>
                  <text:p text:style-name="P1">do some shit</text:p>
                </text:list-item>
              </text:list>
            </text:list-item>
            <text:list-item>
              <text:p text:style-name="P1">compute the i'th intermediate hash value</text:p>
            </text:list-item>
          </text:list>
        </text:list-item>
        <text:list-item>
          <text:p text:style-name="P1">create 256-bit message digest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4:07:21.508767972</meta:creation-date>
    <dc:date>2015-12-06T09:06:55.097913948</dc:date>
    <meta:editing-duration>P2DT18H44M23S</meta:editing-duration>
    <meta:editing-cycles>1</meta:editing-cycles>
    <meta:document-statistic meta:table-count="0" meta:image-count="0" meta:object-count="0" meta:page-count="1" meta:paragraph-count="9" meta:word-count="62" meta:character-count="325" meta:non-whitespace-character-count="280"/>
    <meta:generator>LibreOffice/5.0.3.2$Linux_X86_64 LibreOffice_project/00m0$Build-2</meta:generator>
  </office:meta>
</office:document-meta>
</file>